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9.307cm" table:align="margins"/>
    </style:style>
    <style:style style:name="Tabelle3.A" style:family="table-column">
      <style:table-column-properties style:column-width="29.307cm" style:rel-column-width="65535*"/>
    </style:style>
    <style:style style:name="Tabelle3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808080" style:font-name="Tahoma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ubstation Beta (SSB) v1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4"><draw:frame draw:style-name="fr1" draw:name="Rahmen7" text:anchor-type="as-char" svg:width="7.662cm" draw:z-index="0"><draw:text-box fo:min-height="0.942cm"><text:p text:style-name="P13">File Format &amp; Syntax</text:p></draw:text-box></draw:frame></text:p>
            <text:p text:style-name="P4">File encoding:<text:span text:style-name="T2"> Text-only, UTF-8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4"><draw:frame draw:style-name="fr1" draw:name="Rahmen1" text:anchor-type="as-char" svg:width="3.209cm" draw:z-index="1"><draw:text-box fo:min-height="0.771cm"><text:p text:style-name="P13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4"><draw:frame draw:style-name="fr1" draw:name="Rahmen2" text:anchor-type="as-char" svg:width="2.067cm" draw:z-index="2"><draw:text-box fo:min-height="0.93cm"><text:p text:style-name="P13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4"><draw:frame draw:style-name="fr1" draw:name="Rahmen4" text:anchor-type="as-char" svg:width="2.595cm" draw:z-index="3"><draw:text-box fo:min-height="0.93cm"><text:p text:style-name="P13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4"><draw:frame draw:style-name="fr1" draw:name="Rahmen3" text:anchor-type="as-char" svg:width="2.45cm" draw:z-index="4"><draw:text-box fo:min-height="0.93cm"><text:p text:style-name="P13">Styles</text:p></draw:text-box></draw:frame></text:p>
            <text:p text:style-name="P5">The styles section contains styles to prepend or insert text in-/to event text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4"><draw:frame draw:style-name="fr1" draw:name="Rahmen5" text:anchor-type="as-char" svg:width="2.692cm" draw:z-index="6"><draw:text-box fo:min-height="0.861cm"><text:p text:style-name="P13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the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4"><draw:frame draw:style-name="fr1" draw:name="Rahmen8" text:anchor-type="as-char" svg:width="4.452cm" draw:z-index="5"><draw:text-box fo:min-height="0.93cm"><text:p text:style-name="P13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6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6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10">Type</text:p>
                </table:table-cell>
                <table:table-cell table:style-name="GeometryTypes.A1" office:value-type="string">
                  <text:p text:style-name="P10">Specifier</text:p>
                </table:table-cell>
                <table:table-cell table:style-name="GeometryTypes.C1" office:value-type="string">
                  <text:p text:style-name="P10">Values per segment</text:p>
                </table:table-cell>
              </table:table-row>
              <table:table-row>
                <table:table-cell table:style-name="GeometryTypes.A2" office:value-type="string">
                  <text:p text:style-name="P11">Movement</text:p>
                </table:table-cell>
                <table:table-cell table:style-name="GeometryTypes.A2" office:value-type="string">
                  <text:p text:style-name="P11">m</text:p>
                </table:table-cell>
                <table:table-cell table:style-name="GeometryTypes.C2" office:value-type="string">
                  <text:p text:style-name="P11">1 target point</text:p>
                </table:table-cell>
              </table:table-row>
              <table:table-row>
                <table:table-cell table:style-name="GeometryTypes.A2" office:value-type="string">
                  <text:p text:style-name="P11">Line</text:p>
                </table:table-cell>
                <table:table-cell table:style-name="GeometryTypes.A2" office:value-type="string">
                  <text:p text:style-name="P11">l</text:p>
                </table:table-cell>
                <table:table-cell table:style-name="GeometryTypes.C2" office:value-type="string">
                  <text:p text:style-name="P11">1 end point</text:p>
                </table:table-cell>
              </table:table-row>
              <table:table-row>
                <table:table-cell table:style-name="GeometryTypes.A2" office:value-type="string">
                  <text:p text:style-name="P11">Bezier curve</text:p>
                </table:table-cell>
                <table:table-cell table:style-name="GeometryTypes.A2" office:value-type="string">
                  <text:p text:style-name="P11">b</text:p>
                </table:table-cell>
                <table:table-cell table:style-name="GeometryTypes.C2" office:value-type="string">
                  <text:p text:style-name="P11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1">Arc</text:p>
                </table:table-cell>
                <table:table-cell table:style-name="GeometryTypes.A2" office:value-type="string">
                  <text:p text:style-name="P11">a</text:p>
                </table:table-cell>
                <table:table-cell table:style-name="GeometryTypes.C2" office:value-type="string">
                  <text:p text:style-name="P11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1">Close</text:p>
                </table:table-cell>
                <table:table-cell table:style-name="GeometryTypes.A2" office:value-type="string">
                  <text:p text:style-name="P11">c</text:p>
                </table:table-cell>
                <table:table-cell table:style-name="GeometryTypes.C2" office:value-type="string">
                  <text:p text:style-name="P11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4"><draw:frame draw:style-name="fr1" draw:name="Rahmen6" text:anchor-type="as-char" svg:width="1.928cm" draw:z-index="7"><draw:text-box fo:min-height="0.93cm"><text:p text:style-name="P13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20">Font</text:p>
                  <text:p text:style-name="P18">font-family<text:span text:style-name="T9">=Arial</text:span></text:p>
                  <text:p text:style-name="P17">Font family.</text:p>
                  <text:p text:style-name="P18">font-style<text:span text:style-name="T8">=</text:span></text:p>
                  <text:p text:style-name="P17">Font weigth, style &amp; decoration. Value contains properties as characters: <text:span text:style-name="T14">b</text:span> (bold), <text:span text:style-name="T14">i</text:span> (italic), <text:span text:style-name="T14">u</text:span> (underline), <text:span text:style-name="T14">s</text:span> (strikeout).</text:p>
                  <text:p text:style-name="P18">font-size<text:span text:style-name="T8">=30</text:span></text:p>
                  <text:p text:style-name="P17">Font size.</text:p>
                  <text:p text:style-name="P18">font-space<text:span text:style-name="T8">=0,0</text:span></text:p>
                  <text:p text:style-name="P18">font-space-h<text:span text:style-name="T8">=0</text:span></text:p>
                  <text:p text:style-name="P18">font-space-v<text:span text:style-name="T8">=0</text:span></text:p>
                  <text:p text:style-name="P17">Font space between characters and lines.</text:p>
                  <text:p text:style-name="P20">Lines</text:p>
                  <text:p text:style-name="P18">line-width<text:span text:style-name="T9">=2</text:span></text:p>
                  <text:p text:style-name="P17">Line width.</text:p>
                  <text:p text:style-name="P18">line-style<text:span text:style-name="T8">=round,round</text:span></text:p>
                  <text:p text:style-name="P17">Line join &amp; cap style. Join can be <text:span text:style-name="T14">round</text:span> or <text:span text:style-name="T14">bevel</text:span>, cap can be <text:span text:style-name="T14">round</text:span> or <text:span text:style-name="T14">flat</text:span>.</text:p>
                  <text:p text:style-name="P18">line-dash<text:span text:style-name="T8">=0</text:span></text:p>
                  <text:p text:style-name="P17">Line dash pattern. Starts with an offset, followed by comma separated pattern (distances as numbers).</text:p>
                  <text:p text:style-name="P20">Geometry</text:p>
                  <text:p text:style-name="P18">geometry<text:span text:style-name="T8">=text</text:span></text:p>
                  <text:p text:style-name="P17">Geometry type. Can be <text:span text:style-name="T14">text</text:span>, <text:span text:style-name="T14">points</text:span> or <text:span text:style-name="T14">path</text:span>.</text:p>
                  <text:p text:style-name="P18"><text:soft-page-break/>mode<text:span text:style-name="T8">=fill</text:span></text:p>
                  <text:p text:style-name="P17">Painting mode. Can be <text:span text:style-name="T14">fill</text:span>, <text:span text:style-name="T14">wire</text:span> or <text:span text:style-name="T14">boxed</text:span>.</text:p>
                  <text:p text:style-name="P18">deform<text:span text:style-name="T8">=x,y</text:span></text:p>
                  <text:p text:style-name="P17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20">Position</text:p>
                  <text:p text:style-name="P18">position<text:span text:style-name="T8">=</text:span></text:p>
                  <text:p text:style-name="P17">Geometry x- &amp; y-coordinate.</text:p>
                  <text:p text:style-name="P18">align<text:span text:style-name="T8">=2</text:span></text:p>
                  <text:p text:style-name="P17">Geometry alignment relativ to position, value orientated on keyboard numpad.</text:p>
                  <text:p text:style-name="P18">margin<text:span text:style-name="T8">=10</text:span></text:p>
                  <text:p text:style-name="P18">margin<text:span text:style-name="T8">=10,10</text:span></text:p>
                  <text:p text:style-name="P18">margin-h<text:span text:style-name="T8">=10</text:span></text:p>
                  <text:p text:style-name="P18">margin-v<text:span text:style-name="T8">=10</text:span></text:p>
                  <text:p text:style-name="P17">Margin to screen border.</text:p>
                  <text:p text:style-name="P18">direction<text:span text:style-name="T8">=ltr</text:span></text:p>
                  <text:p text:style-name="P17">Geometry flow direction. Can be <text:span text:style-name="T14">ltr</text:span> (left-to-right), <text:span text:style-name="T14">rtl</text:span> (right-to-left) and <text:span text:style-name="T14">ttb</text:span> (top-to-bottom).</text:p>
                </table:table-cell>
                <table:table-cell table:style-name="Tabelle1.A1" office:value-type="string">
                  <text:p text:style-name="P20">Transformation</text:p>
                  <text:p text:style-name="P18">identity</text:p>
                  <text:p text:style-name="P17">Reset of transformation to identity.</text:p>
                  <text:p text:style-name="P18">translate<text:span text:style-name="T8">=0,0</text:span></text:p>
                  <text:p text:style-name="P18">translate-x<text:span text:style-name="T8">=0</text:span></text:p>
                  <text:p text:style-name="P18">translate-y<text:span text:style-name="T8">=0</text:span></text:p>
                  <text:p text:style-name="P17">Prepend translation to transformation.</text:p>
                  <text:p text:style-name="P18">scale<text:span text:style-name="T8">=1</text:span></text:p>
                  <text:p text:style-name="P18">scale<text:span text:style-name="T8">=1,1</text:span></text:p>
                  <text:p text:style-name="P18">scale-x<text:span text:style-name="T8">=1</text:span></text:p>
                  <text:p text:style-name="P18">scale-y<text:span text:style-name="T8">=1</text:span></text:p>
                  <text:p text:style-name="P17">Prepend scale to transformation.</text:p>
                  <text:p text:style-name="P18">rotate-xy<text:span text:style-name="T8">=0,0</text:span></text:p>
                  <text:p text:style-name="P18">rotate-yx<text:span text:style-name="T8">=0,0</text:span></text:p>
                  <text:p text:style-name="P18">rotate-z<text:span text:style-name="T8">=0</text:span></text:p>
                  <text:p text:style-name="P17">Prepend rotation on axis to transformation.</text:p>
                  <text:p text:style-name="P18">shear<text:span text:style-name="T8">=0,0</text:span></text:p>
                  <text:p text:style-name="P18">shear-x<text:span text:style-name="T8">=0</text:span></text:p>
                  <text:p text:style-name="P18">shear-y<text:span text:style-name="T8">=0</text:span></text:p>
                  <text:p text:style-name="P17">Prepend shearing in horizontal &amp; vertical direction to transformation.</text:p>
                  <text:p text:style-name="P18">transform<text:span text:style-name="T8">=1,0,0,1,0,0</text:span></text:p>
                  <text:p text:style-name="P17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1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1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1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1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1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1"><text:span text:style-name="T11">y0</text:span> <text:span text:style-name="T10">6)</text:span></text:p>
                      </table:table-cell>
                    </table:table-row>
                  </table:table>
                  <text:p text:style-name="P20">Color</text:p>
                  <text:p text:style-name="P18">color<text:span text:style-name="T8">=ffffff</text:span></text:p>
                  <text:p text:style-name="P18">color<text:span text:style-name="T8">=ffffff,ffffff</text:span></text:p>
                  <text:p text:style-name="P18">color<text:span text:style-name="T8">=ffffff,ffffff,ffffff,ffffff</text:span></text:p>
                  <text:p text:style-name="P17">Solid, left-to-right or 4-corner gradient color for geometry filling in hexadecimal.</text:p>
                  <text:p text:style-name="P18">alpha<text:span text:style-name="T8">=ff</text:span></text:p>
                  <text:p text:style-name="P18">alpha<text:span text:style-name="T8">=ff,ff</text:span></text:p>
                  <text:p text:style-name="P18">alpha<text:span text:style-name="T8">=ff,ff,ff,ff</text:span></text:p>
                  <text:p text:style-name="P17">Solid, left-to-right or 4-corner gradient opacity for geometry filling in hexadecimal.</text:p>
                  <text:p text:style-name="P18">texture<text:span text:style-name="T8">=</text:span></text:p>
                  <text:p text:style-name="P17">Image for geometry filling.</text:p>
                  <text:p text:style-name="P17">(On animation, the progress status as integer will be appended to image filename.)</text:p>
                  <text:p text:style-name="P18">texfill<text:span text:style-name="T8">=0,0,clamp</text:span></text:p>
                  <text:p text:style-name="P17">Image position and wrap mode. Wrap modes are <text:span text:style-name="T14">clamp</text:span>, <text:span text:style-name="T14">repeat</text:span>, <text:span text:style-name="T14">mirror</text:span> and <text:span text:style-name="T14">flow</text:span>.</text:p>
                  <text:p text:style-name="P18">line-color<text:span text:style-name="T8">=000000</text:span></text:p>
                  <text:p text:style-name="P17">Solid color for lines.</text:p>
                  <text:p text:style-name="P18">line-alpha<text:span text:style-name="T8">=ff</text:span></text:p>
                  <text:p text:style-name="P17">Solid opacity for lines.</text:p>
                </table:table-cell>
                <table:table-cell table:style-name="Tabelle1.A1" office:value-type="string">
                  <text:p text:style-name="P20">Rastering</text:p>
                  <text:p text:style-name="P18">blend<text:span text:style-name="T8">=over</text:span></text:p>
                  <text:p text:style-name="P17">Blending mode. Can be <text:span text:style-name="T14">over</text:span>, <text:span text:style-name="T14">add</text:span>, <text:span text:style-name="T14">sub</text:span>, <text:span text:style-name="T14">mult</text:span>, <text:span text:style-name="T14">screen</text:span> or <text:span text:style-name="T14">differ</text:span>.</text:p>
                  <text:p text:style-name="P18">blur<text:span text:style-name="T8">=0</text:span></text:p>
                  <text:p text:style-name="P18">blur<text:span text:style-name="T8">=0,0</text:span></text:p>
                  <text:p text:style-name="P18">blur-h<text:span text:style-name="T8">=0</text:span></text:p>
                  <text:p text:style-name="P18">blur-v<text:span text:style-name="T8">=0</text:span></text:p>
                  <text:p text:style-name="P17">Blurring strength in horizontal &amp; vertical direction.</text:p>
                  <text:p text:style-name="P18">stencil<text:span text:style-name="T8">=off</text:span></text:p>
                  <text:p text:style-name="P17">Stencil mode. Can be <text:span text:style-name="T14">off</text:span>, <text:span text:style-name="T14">set</text:span>, <text:span text:style-name="T14">unset</text:span>, <text:span text:style-name="T14">in</text:span> or <text:span text:style-name="T14">out</text:span>.</text:p>
                  <text:p text:style-name="P18">aa<text:span text:style-name="T8">=on</text:span></text:p>
                  <text:p text:style-name="P17">Anti-Aliasing mode. Can be <text:span text:style-name="T14">on</text:span> or <text:span text:style-name="T14">off</text:span>.</text:p>
                  <text:p text:style-name="P20">Animation</text:p>
                  <text:p text:style-name="P18">fade<text:span text:style-name="T8">=0</text:span></text:p>
                  <text:p text:style-name="P18">fade<text:span text:style-name="T8">=0,0</text:span></text:p>
                  <text:p text:style-name="P18">fade-in<text:span text:style-name="T8">=0</text:span></text:p>
                  <text:p text:style-name="P18">fade-out<text:span text:style-name="T8">=0</text:span></text:p>
                  <text:p text:style-name="P17">In- &amp; outfade durations.</text:p>
                  <text:p text:style-name="P18">animate<text:span text:style-name="T8">=()</text:span></text:p>
                  <text:p text:style-name="P18">animate<text:span text:style-name="T8">=0,0,()</text:span></text:p>
                  <text:p text:style-name="P18">animate<text:span text:style-name="T8">=t,()</text:span></text:p>
                  <text:p text:style-name="P18">animate<text:span text:style-name="T8">=0,0,t,()</text:span></text:p>
                  <text:p text:style-name="P17">Animation by interpolating style properties over time.</text:p>
                  <text:p text:style-name="P17">Versions:</text:p>
                  <text:p text:style-name="P17"><text:span text:style-name="T11">1)</text:span> Interpolates from previous style properties to given style properties in round brackets.</text:p>
                  <text:p text:style-name="P17"><text:span text:style-name="T11">2)</text:span> Like last, but with time range.</text:p>
                  <text:p text:style-name="P19">3)<text:span text:style-name="T12"> Like first, but beginning with a math formula to edit the progress status. t is an available variable with the current progress in range 0-1.</text:span></text:p>
                  <text:p text:style-name="P17"><text:span text:style-name="T11">4)</text:span> Combination of second and third.</text:p>
                  <text:p text:style-name="P20">Karaoke</text:p>
                  <text:p text:style-name="P18">k<text:span text:style-name="T8">=</text:span></text:p>
                  <text:p text:style-name="P17">Sylable duration. Increases next sylable start time.</text:p>
                  <text:p text:style-name="P18">kset<text:span text:style-name="T8">=</text:span></text:p>
                  <text:p text:style-name="P17">Sets current sylable start time.</text:p>
                  <text:p text:style-name="P18">kcolor<text:span text:style-name="T8">=ff0000</text:span></text:p>
                  <text:p text:style-name="P17">Sets active sylable's color.</text:p>
                  <text:p text:style-name="P18">kmode<text:span text:style-name="T8">=fill</text:span></text:p>
                  <text:p text:style-name="P17">Sets active sylable's filling mode. Can be <text:span text:style-name="T14">fill</text:span>, <text:span text:style-name="T14">soli</text:span>d or <text:span text:style-name="T14">glow</text:span>.</text:p>
                </table:table-cell>
              </table:table-row>
            </table:table>
            <text:p text:style-name="P15"/>
            <text:p text:style-name="P12">* Sizes are in pixels, angles in degree, times in milliseconds.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4"><draw:frame draw:style-name="fr1" draw:name="Rahmen9" text:anchor-type="as-char" svg:width="3.214cm" draw:z-index="8"><draw:text-box fo:min-height="0.917cm"><text:p text:style-name="P13">Example</text:p></draw:text-box></draw:frame></text:p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9">#META</text:p>
                  <text:p text:style-name="P9">Title: My work</text:p>
                  <text:p text:style-name="P9">Author: Me</text:p>
                  <text:p text:style-name="P9">Description: Insert your description here.</text:p>
                  <text:p text:style-name="P9">Version: 1.0 (01.01.2014)</text:p>
                  <text:p text:style-name="P9"/>
                  <text:p text:style-name="P9">#FRAME</text:p>
                  <text:p text:style-name="P9">Width: 1280</text:p>
                  <text:p text:style-name="P9">Height: 720</text:p>
                  <text:p text:style-name="P9"/>
                  <text:p text:style-name="P9">#STYLES</text:p>
                  <text:p text:style-name="P9">Default: {align=5;font-size=40;font-style=b}</text:p>
                  <text:p text:style-name="P9"/>
                  <text:p text:style-name="P9">#EVENTS</text:p>
                  <text:p text:style-name="P9">0-10.0|Default|Write a note here.|{color=00ff00,0000ff;animate=(scale=2.5)}Hello world{color=ff0000}!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13M31S</meta:editing-duration>
    <meta:editing-cycles>471</meta:editing-cycles>
    <meta:generator>OpenOffice/4.0.1$Win32 OpenOffice.org_project/401m5$Build-9714</meta:generator>
    <dc:date>2014-04-27T07:13:48.88</dc:date>
    <dc:creator>Christoph Spanknebel</dc:creator>
    <meta:document-statistic meta:table-count="5" meta:image-count="0" meta:object-count="0" meta:page-count="3" meta:paragraph-count="237" meta:word-count="1054" meta:character-count="6871"/>
    <meta:user-defined meta:name="Info 1"/>
    <meta:user-defined meta:name="Info 2"/>
    <meta:user-defined meta:name="Info 3"/>
    <meta:user-defined meta:name="Info 4"/>
  </office:meta>
</office:document-meta>
</file>